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 style:list-style-name="L3">
      <style:paragraph-properties fo:text-align="justify" style:justify-single-word="false"/>
      <style:text-properties fo:font-size="12pt" officeooo:rsid="001588c4" officeooo:paragraph-rsid="001588c4" style:font-size-asian="12pt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Preformatted_20_Text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Preformatted_20_Text" style:list-style-name="L2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Preformatted_20_Text" style:list-style-name="L3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Preformatted_20_Text" style:list-style-name="L3">
      <style:paragraph-properties fo:text-align="justify" style:justify-single-word="false"/>
      <style:text-properties fo:font-size="12pt" officeooo:paragraph-rsid="001588c4" style:font-size-asian="12pt" style:font-size-complex="12pt"/>
    </style:style>
    <style:style style:name="P7" style:family="paragraph" style:parent-style-name="Preformatted_20_Text" style:list-style-name="L3">
      <style:paragraph-properties fo:margin-left="2.501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8" style:family="paragraph" style:parent-style-name="Preformatted_20_Text">
      <style:paragraph-properties fo:margin-left="3.752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9" style:family="paragraph" style:parent-style-name="Preformatted_20_Text" style:list-style-name="L3">
      <style:paragraph-properties fo:margin-left="3.752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10" style:family="paragraph" style:parent-style-name="Preformatted_20_Text" style:list-style-name="L4">
      <style:paragraph-properties fo:margin-left="3.752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11" style:family="paragraph" style:parent-style-name="Preformatted_20_Text" style:list-style-name="L4">
      <style:paragraph-properties fo:margin-left="5.002cm" fo:margin-right="0cm" fo:text-align="justify" style:justify-single-word="false" fo:text-indent="-0.635cm" style:auto-text-indent="false"/>
      <style:text-properties fo:font-size="12pt" officeooo:rsid="001588c4" officeooo:paragraph-rsid="001588c4" style:font-size-asian="12pt" style:font-size-complex="12pt"/>
    </style:style>
    <style:style style:name="P12" style:family="paragraph" style:parent-style-name="Preformatted_20_Text" style:list-style-name="L4">
      <style:paragraph-properties fo:margin-left="5.002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13" style:family="paragraph" style:parent-style-name="Preformatted_20_Text" style:list-style-name="L4">
      <style:paragraph-properties fo:margin-left="5.002cm" fo:margin-right="0cm" fo:text-align="justify" style:justify-single-word="false" fo:text-indent="-0.635cm" style:auto-text-indent="false"/>
      <style:text-properties fo:font-size="12pt" officeooo:paragraph-rsid="001588c4" style:font-size-asian="12pt" style:font-size-complex="12pt"/>
    </style:style>
    <style:style style:name="T1" style:family="text">
      <style:text-properties officeooo:rsid="00176934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tokół SW (Sapalski-Wąs) służy do komunikacji pomiędzy Hidden Server<text:span text:style-name="T1">em</text:span> a Server<text:span text:style-name="T1">em</text:span>. <text:tab/></text:p>
      <text:p text:style-name="P2"/>
      <text:p text:style-name="P2">Hidden Server podłącza się do Server<text:span text:style-name="T1">a</text:span> na porcie (<text:span text:style-name="T1">8888</text:span>).</text:p>
      <text:p text:style-name="P2">I wysyłania polecenie postaci:</text:p>
      <text:list xml:id="list54507556" text:style-name="L1">
        <text:list-item>
          <text:p text:style-name="P3">MYNAMEIS:username</text:p>
        </text:list-item>
      </text:list>
      <text:p text:style-name="P2"/>
      <text:p text:style-name="P2">Połączenie to powinno być przez cały czas podtrzymywane.</text:p>
      <text:p text:style-name="P2"/>
      <text:p text:style-name="P2">Server wysyła do Hidden Server<text:span text:style-name="T1">a</text:span> polecenia postaci</text:p>
      <text:list xml:id="list1023826605" text:style-name="L2">
        <text:list-item>
          <text:p text:style-name="P4">GET \n</text:p>
          <text:list>
            <text:list-item>
              <text:p text:style-name="P4">filename:sciezka_do_pliku \n</text:p>
            </text:list-item>
            <text:list-item>
              <text:p text:style-name="P4">[ date:data_ostatniego_uaktualnienia_kopii \n ]</text:p>
            </text:list-item>
            <text:list-item>
              <text:p text:style-name="P4">type:typ_zapytania \n</text:p>
            </text:list-item>
            <text:list-item>
              <text:p text:style-name="P4">id:id_zapytania \n</text:p>
            </text:list-item>
            <text:list-item>
              <text:p text:style-name="P4">req:oryginalne_cialo_zapytania \n</text:p>
            </text:list-item>
            <text:list-item>
              <text:p text:style-name="P4">\n</text:p>
            </text:list-item>
          </text:list>
        </text:list-item>
        <text:list-item>
          <text:p text:style-name="P4">GOAWAY \n</text:p>
          <text:list>
            <text:list-item>
              <text:p text:style-name="P4">go:adres_innego_serwera \n</text:p>
            </text:list-item>
            <text:list-item>
              <text:p text:style-name="P4">\n</text:p>
            </text:list-item>
          </text:list>
        </text:list-item>
      </text:list>
      <text:p text:style-name="P2">Gdzie wszystkie informacje są stringami bez enterów a pole date jest opcjonalne.</text:p>
      <text:p text:style-name="P2">Pierwszy odpowiada sytuacji gdy Client podłącza się do Servera i prosi o jakiś plik. </text:p>
      <text:p text:style-name="P2">Drugi odpowiada sytuacji gdy dany Server jest przeciążony i prosi Hidden Server o przełączenie się na inny Server. (Jest wykorzystywane w momencie gdy jest więcej Serverów).</text:p>
      <text:p text:style-name="P2"/>
      <text:p text:style-name="P2">HS na pierwszy typ zapytania powinien wykonać następujące:</text:p>
      <text:list xml:id="list1277424456" text:style-name="L3">
        <text:list-item>
          <text:p text:style-name="P5">porównać daty modyfikacji pliku </text:p>
        </text:list-item>
        <text:list-item>
          <text:p text:style-name="P7">jeśli data modyfikacji pliku jest wcześniejsza od daty zapisania kopi, Hidden Sever powinien odpowiedzieć poleceniem postaci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OK \n</text:p>
                        </text:list-item>
                        <text:list-item>
                          <text:p text:style-name="P9">id:id_zapytania \n</text:p>
                        </text:list-item>
                        <text:list-item>
                          <text:p text:style-name="P9">\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w przeciwnym przypadku, powinien odpowiedzieć poleceniem postaci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OLD \n</text:p>
                        </text:list-item>
                        <text:list-item>
                          <text:p text:style-name="P9">id:id_zapytania \n</text:p>
                        </text:list-item>
                        <text:list-item>
                          <text:p text:style-name="P6">size:rozmiar_pliku \n</text:p>
                        </text:list-item>
                        <text:list-item>
                          <text:p text:style-name="P6">filename:sciezka_do_pliku \n</text:p>
                        </text:list-item>
                        <text:list-item>
                          <text:p text:style-name="P1">type:type(directory/file) \n</text:p>
                        </text:list-item>
                        <text:list-item>
                          <text:p text:style-name="P9">\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po czym otworzyć nowy kanał do komunikacji z Server<text:span text:style-name="T1">em (na porcie 9999)</text:span>,</text:p>
        </text:list-item>
      </text:list>
      <text:list xml:id="list72270106" text:style-name="L4">
        <text:list-item>
          <text:p text:style-name="P10">wysłać w nim dane postaci: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PUSH \n</text:p>
                        </text:list-item>
                        <text:list-item>
                          <text:p text:style-name="P12">id:id_zapytania \n</text:p>
                        </text:list-item>
                        <text:list-item>
                          <text:p text:style-name="P12"><text:soft-page-break/>size:rozmiar_pliku \n</text:p>
                        </text:list-item>
                        <text:list-item>
                          <text:p text:style-name="P12">filename:sciezka_do_pliku \n</text:p>
                        </text:list-item>
                        <text:list-item>
                          <text:p text:style-name="P11">type:type(directory/file) \n</text:p>
                        </text:list-item>
                        <text:list-item>
                          <text:p text:style-name="P13">\n</text:p>
                        </text:list-item>
                        <text:list-item>
                          <text:p text:style-name="P12">cialo_pliku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2">Tworzenie nowego kanału ma na celu polepszenie wydajności, w przypadku gdy Client C1 chce jakiegoś dużego pliku P1 z Hidden Servera HS1, następnie Client C2 chce jakiegoś małego pliku P2 z tego samo Hidden Servera HS1, chcielibyśmy nie musieć czekać aż cały plik P1 zostanie pobrany, gdyż mogłoby to długo potrwać. Zamiast tego chcielibyśmy równolegle pobrać plik P2.</text:p>
      <text:p text:style-name="P2"/>
      <text:p text:style-name="P2">Przesyłanie id zapytania w odpowiedzi przez Hidden Server ma na celu rozróżnienie zapytań. W przypadku gdy C1 prosi HS1 o plik P1 a C2 prosi HS1 o plik P2 chcielibyśmy uniknąć sytuacji w której P1 wysyłamy do C2 a P2 wysyłamy do C1. </text:p>
      <text:p text:style-name="P2"/>
      <text:p text:style-name="P2">Klient odbierając drugi typ polecenia, powinien zerwać połączenie z Serverem a następnie nawiązać nowe połączenie z innym Serverem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1-08T12:22:43</dc:date>
    <dc:creator>Michał Sapalski</dc:creator>
    <meta:editing-duration>PT00H31M52S</meta:editing-duration>
    <meta:editing-cycles>4</meta:editing-cycles>
    <meta:document-statistic meta:table-count="0" meta:image-count="0" meta:object-count="0" meta:page-count="2" meta:paragraph-count="44" meta:word-count="343" meta:character-count="2206"/>
    <meta:user-defined meta:name="Informacja 1"/>
    <meta:user-defined meta:name="Informacja 2"/>
    <meta:user-defined meta:name="Informacja 3"/>
    <meta:user-defined meta:name="Informacja 4"/>
  </office:meta>
</office:document-meta>
</file>